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1" fo:font-size="12pt" style:font-size-asian="12pt" style:font-size-complex="12pt"/>
    </style:style>
    <style:style style:name="P2" style:family="paragraph" style:parent-style-name="Standard">
      <style:paragraph-properties fo:text-align="center" style:justify-single-word="false"/>
      <style:text-properties style:font-name="Times New Roman1"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mbre de la Destinée</text:p>
      <text:p text:style-name="P1"/>
      <text:p text:style-name="P1">Ombre de la destinée était policier à Port Calin, jusqu'au jour où un tueur en série, dangereux déséquilibré, qu'il avait pourchassé jusqu'une cabane à l'extérieur de la ville réussit à l'assomer, à l'entraîner dans la masure (où il avait emmené chacune de ses victimes) puis à le tuer avec le propre saï du policier. L'amertume qu'il ressentit devant cette mort humiliante empêcha Ombre de partir une bonne fois pour toute et il se réveilla dans l'outremonde afin de finir son travail. Simplement, son propre fantôme vorace le priva d'une vengeance propre.</text:p>
      <text:p text:style-name="P1"/>
      <text:p text:style-name="P1">Car la même humiliation qui l'empêchait de partir (et peut être l'athmosphère vicié de la vieille cabane) réveilla son po qui se jeta instantanément hors du cadavre d'Ombre de la Destinée, arrachant l'instrument de justice des mains du criminel, déchiquetant le malheureux avec une violence délirante. Mais une telle fureur ne put qu'invoquer à son tour le po de la seconde victime du saï. Les deux fantômes vorace se jetèrent l'un sur l'autre avec férocité, détruisant mutuellement leurs corpus en se disputant l'arme du crime. L'intensité fut telle que les deux fantômes furent absorbés par le saï.</text:p>
      <text:p text:style-name="P1"/>
      <text:p text:style-name="P1">En découvrant la scène un peu plus tard, les témoins alertés par les hurlements des âmes en peines furent horrifiés par les corps en lambeaux, le sang qui parsemait la chambre et le nouvel aspect de ce qui était autrefois le symbole du combat du policier: les deux embouts de la garde s'étaient entortillés contre la lame, l'une comme chauffé à blanc tandis que l'autre était craquelée, noir, grêlée comme de la vieille fonte.</text:p>
      <text:p text:style-name="P1">Le magistrat qui s'occupait de l'affaire clôt l'affaire en faisant mander un exorciste de Sijan qui invoqua le fantôme du criminel fou et le piégea dans le cabane avant d'y mettre le feu avec toute les horreurs qu'elle contenait. Le Saï resta alors un moment dans les cendres de la maison.</text:p>
      <text:p text:style-name="P1"/>
      <text:p text:style-name="P1">Mais il finit par être exhumé par des enfants qui partirent plusieurs années après jouer dans ce lieu à sombre mémoire. La mère d'un des enfants pût intervenir et confisquer l'objet avant que les chérubins ne s'en servent les uns contre les autres, mais elle ne put empêcher sa soeur de tuer avec un amant volage. Par la suite, il alterna entre les mains de policiers qui finissait avec plus de sang sur les mains que les criminels qu'ils pourchassaient et les griffes de meurtriers incapable de sortir d'un macabre tourbillon.</text:p>
      <text:p text:style-name="P1">Ombre de la Destinée finit par apprendre le malheur que son ancre faisait naître dans le royaume des vivants. Il laissa son poste de policier dans le potentat faisant miroir à Port Calin dans l'outremonde et partit mettre un terme à cette ronde infernale. Après maintes aventures, il mit la main sur l'artefact et le remit à Sijan pour qu'il le conserve à l'abri de toutes tentatives. Puis il entra au bureau de Messager du Couchant où il intervenait dans ce monde et dans l'autre, et pas toujours très proche de Sijan.</text:p>
      <text:p text:style-name="P1"/>
      <text:p text:style-name="P1">Jusqu'au jour ou Nymia demanda à Messager du Couchant la possibilité d'embaucher un fantôme sijanais pour qu'il la suive et où le conseiller pensa à 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46S</meta:editing-duration>
    <meta:editing-cycles>4</meta:editing-cycles>
    <meta:generator>OpenOffice/4.0.1$Win32 OpenOffice.org_project/401m5$Build-9714</meta:generator>
    <dc:date>2014-02-27T17:08:42.84</dc:date>
    <dc:creator>Eraneir Eraneir</dc:creator>
    <meta:document-statistic meta:table-count="0" meta:image-count="0" meta:object-count="0" meta:page-count="1" meta:paragraph-count="8" meta:word-count="526" meta:character-count="3091"/>
    <meta:user-defined meta:name="Info 1"/>
    <meta:user-defined meta:name="Info 2"/>
    <meta:user-defined meta:name="Info 3"/>
    <meta:user-defined meta:name="Info 4"/>
  </office:meta>
</office:document-meta>
</file>